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6">
            <text:p>lun 6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7">
            <text:p>mar 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10">
            <text:p>ven 10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ormazione Pannello AboutYou (1ora)/formazione SRVREPO Elvio (2ore)/Office/domini 9net</text:p>
          </table:table-cell>
          <table:table-cell table:number-columns-repeated="1020"/>
        </table:table-row>
        <table:table-row table:style-name="ro3">
          <table:table-cell office:value-type="date" office:date-value="2010-12-13">
            <text:p>lun 13 dic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i/Trasferimento domini 9net/scrematura monitoring</text:p>
          </table:table-cell>
          <table:table-cell table:number-columns-repeated="1020"/>
        </table:table-row>
        <table:table-row table:style-name="ro3">
          <table:table-cell office:value-type="date" office:date-value="2010-12-14">
            <text:p>mar 14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crematura/domini 9net/tesi</text:p>
          </table:table-cell>
          <table:table-cell table:number-columns-repeated="1020"/>
        </table:table-row>
        <table:table-row table:style-name="ro3">
          <table:table-cell office:value-type="date" office:date-value="2010-12-15">
            <text:p>mer 15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/server bck/pulizia profili</text:p>
          </table:table-cell>
          <table:table-cell table:number-columns-repeated="1020"/>
        </table:table-row>
        <table:table-row table:style-name="ro3">
          <table:table-cell office:value-type="date" office:date-value="2010-12-16">
            <text:p>gio 16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pulizia profili/srvbck/tesi</text:p>
          </table:table-cell>
          <table:table-cell table:number-columns-repeated="1020"/>
        </table:table-row>
        <table:table-row table:style-name="ro3">
          <table:table-cell office:value-type="date" office:date-value="2010-12-17">
            <text:p>ven 1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ulizia profili/sistemazione portatili/office</text:p>
          </table:table-cell>
          <table:table-cell table:number-columns-repeated="1020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lizia profili/solr/tesi</text:p>
          </table:table-cell>
          <table:table-cell table:number-columns-repeated="1020"/>
        </table:table-row>
        <table:table-row table:style-name="ro4">
          <table:table-cell office:value-type="date" office:date-value="2010-12-21">
            <text:p>mar 21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ulizia profili/Solr/server</text:p>
          </table:table-cell>
          <table:table-cell table:number-columns-repeated="1020"/>
        </table:table-row>
        <table:table-row table:style-name="ro4">
          <table:table-cell office:value-type="date" office:date-value="2010-12-22">
            <text:p>mer 22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Trasferimento dominio lampsnc.com/pulizia profili/solr</text:p>
          </table:table-cell>
          <table:table-cell table:number-columns-repeated="1020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65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23/12/2010</text:date>, <text:time>09.31.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2-23T09:31:29</dc:date>
    <meta:editing-duration>PT96H31M00S</meta:editing-duration>
    <meta:editing-cycles>41</meta:editing-cycles>
    <meta:generator>OpenOffice.org/3.2$Linux OpenOffice.org_project/320m12$Build-9483</meta:generator>
    <dc:creator>andrea </dc:creator>
    <meta:document-statistic meta:table-count="3" meta:cell-count="310" meta:object-count="0"/>
  </office:meta>
</office:document-meta>
</file>